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70000001F3AB7BE0BBA60039E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paragraph-rsid="001e5254"/>
    </style:style>
    <style:style style:name="P2" style:family="paragraph" style:parent-style-name="Author_20_List">
      <style:text-properties officeooo:paragraph-rsid="001cfad9"/>
    </style:style>
    <style:style style:name="P3" style:family="paragraph" style:parent-style-name="Standard">
      <style:paragraph-properties fo:margin-top="0.1665in" fo:margin-bottom="0in" loext:contextual-spacing="false"/>
      <style:text-properties officeooo:paragraph-rsid="001cfad9"/>
    </style:style>
    <style:style style:name="P4" style:family="paragraph" style:parent-style-name="Standard">
      <style:paragraph-properties fo:margin-top="0.0835in" fo:margin-bottom="0in" loext:contextual-spacing="false"/>
      <style:text-properties officeooo:paragraph-rsid="001cfad9"/>
    </style:style>
    <style:style style:name="P5" style:family="paragraph" style:parent-style-name="Standard" style:list-style-name="">
      <style:text-properties officeooo:paragraph-rsid="001cfad9"/>
    </style:style>
    <style:style style:name="P6" style:family="paragraph" style:parent-style-name="Standard">
      <style:text-properties style:font-size-complex="12pt"/>
    </style:style>
    <style:style style:name="P7" style:family="paragraph" style:parent-style-name="Standard">
      <style:text-properties officeooo:rsid="001ef72e" officeooo:paragraph-rsid="00aae680" style:font-size-complex="12pt"/>
    </style:style>
    <style:style style:name="P8" style:family="paragraph" style:parent-style-name="Standard">
      <style:text-properties fo:color="#00000a" style:text-underline-style="none" style:font-size-complex="12pt"/>
    </style:style>
    <style:style style:name="P9" style:family="paragraph" style:parent-style-name="Standard">
      <style:paragraph-properties>
        <style:tab-stops/>
      </style:paragraph-properties>
      <style:text-properties fo:language="en" fo:country="GB" fo:font-weight="bold" style:font-weight-asian="bold" style:font-size-complex="12pt" style:font-weight-complex="bold"/>
    </style:style>
    <style:style style:name="P10" style:family="paragraph" style:parent-style-name="Standard">
      <style:text-properties fo:language="en" fo:country="GB" fo:font-style="normal" style:font-name-asian="Times New Roman1" style:language-asian="en" style:country-asian="GB" style:font-style-asian="normal" style:font-name-complex="Times New Roman1" style:font-size-complex="12pt" style:font-style-complex="normal"/>
    </style:style>
    <style:style style:name="P11" style:family="paragraph" style:parent-style-name="Standard">
      <style:text-properties fo:background-color="#ffffff" style:font-size-complex="12pt"/>
    </style:style>
    <style:style style:name="P12" style:family="paragraph" style:parent-style-name="Standard">
      <style:text-properties officeooo:rsid="00aba136" officeooo:paragraph-rsid="00aba136"/>
    </style:style>
    <style:style style:name="P13" style:family="paragraph" style:parent-style-name="Heading_20_2" style:list-style-name="WWNum17"/>
    <style:style style:name="P14" style:family="paragraph" style:parent-style-name="Heading_20_2" style:list-style-name="WWNum17">
      <style:text-properties officeooo:rsid="00aba136" officeooo:paragraph-rsid="00aba136"/>
    </style:style>
    <style:style style:name="P15" style:family="paragraph" style:parent-style-name="Heading_20_1" style:list-style-name=""/>
    <style:style style:name="P16" style:family="paragraph" style:parent-style-name="Heading_20_1" style:list-style-name="">
      <style:text-properties officeooo:paragraph-rsid="001cfad9"/>
    </style:style>
    <style:style style:name="P17" style:family="paragraph" style:parent-style-name="Heading_20_1" style:list-style-name="WWNum17"/>
    <style:style style:name="P18" style:family="paragraph" style:parent-style-name="Heading_20_1" style:list-style-name="WWNum17">
      <style:text-properties officeooo:paragraph-rsid="001cfad9"/>
    </style:style>
    <style:style style:name="P19" style:family="paragraph" style:parent-style-name="Heading_20_1" style:list-style-name="WWNum17">
      <style:text-properties officeooo:rsid="001cfad9" officeooo:paragraph-rsid="001cfad9"/>
    </style:style>
    <style:style style:name="P20" style:family="paragraph" style:parent-style-name="Footer">
      <style:paragraph-properties fo:text-align="end" style:justify-single-word="false"/>
    </style:style>
    <style:style style:name="P21" style:family="paragraph" style:parent-style-name="Title" style:master-page-name="First_20_Page">
      <style:paragraph-properties style:page-number="auto"/>
      <style:text-properties officeooo:rsid="001cfad9" officeooo:paragraph-rsid="001cfad9"/>
    </style:style>
    <style:style style:name="P22" style:family="paragraph" style:parent-style-name="Frame_20_contents">
      <style:paragraph-properties fo:text-align="end" style:justify-single-word="false"/>
      <style:text-properties fo:color="#c00000" officeooo:paragraph-rsid="00acd6ab" style:font-size-complex="12pt"/>
    </style:style>
    <style:style style:name="P23" style:family="paragraph" style:parent-style-name="Frame_20_contents">
      <style:paragraph-properties fo:text-align="start" style:justify-single-word="false"/>
      <style:text-properties fo:color="#c00000" officeooo:paragraph-rsid="00acd6ab" style:font-size-complex="12pt"/>
    </style:style>
    <style:style style:name="P24" style:family="paragraph" style:parent-style-name="Frame_20_contents">
      <style:paragraph-properties fo:text-align="end" style:justify-single-word="false"/>
      <style:text-properties fo:color="#000000" fo:font-size="12pt" fo:font-weight="normal" officeooo:paragraph-rsid="00acd6ab" style:font-size-asian="12pt" style:font-weight-asian="normal" style:font-size-complex="12pt" style:font-weight-complex="normal"/>
    </style:style>
    <style:style style:name="T1" style:family="text">
      <style:text-properties officeooo:rsid="001e5254"/>
    </style:style>
    <style:style style:name="T2" style:family="text">
      <style:text-properties fo:color="#000000"/>
    </style:style>
    <style:style style:name="T3" style:family="text">
      <style:text-properties fo:color="#000000" style:font-size-complex="20pt"/>
    </style:style>
    <style:style style:name="T4" style:family="text">
      <style:text-properties fo:color="#c00000"/>
    </style:style>
    <style:style style:name="T5" style:family="text">
      <style:text-properties style:text-position="super 58%"/>
    </style:style>
    <style:style style:name="T6" style:family="text">
      <style:text-properties style:text-position="super 58%" style:font-name-complex="Times New Roman1" style:font-size-complex="12pt"/>
    </style:style>
    <style:style style:name="T7" style:family="text">
      <style:text-properties style:text-position="super 58%" officeooo:rsid="001cfad9"/>
    </style:style>
    <style:style style:name="T8" style:family="text">
      <style:text-properties style:font-name-complex="Times New Roman1" style:font-size-complex="12pt"/>
    </style:style>
    <style:style style:name="T9" style:family="text">
      <style:text-properties fo:font-weight="bold" style:font-weight-asian="bold" style:font-name-complex="Times New Roman1" style:font-size-complex="12pt"/>
    </style:style>
    <style:style style:name="T10" style:family="text">
      <style:text-properties style:font-size-complex="12pt"/>
    </style:style>
    <style:style style:name="T11" style:family="text">
      <style:text-properties fo:language="en" fo:country="GB"/>
    </style:style>
    <style:style style:name="T12" style:family="text">
      <style:text-properties fo:language="en" fo:country="GB" style:font-name-complex="Times New Roman1" style:font-size-complex="12pt"/>
    </style:style>
    <style:style style:name="T13" style:family="text">
      <style:text-properties officeooo:rsid="001cfad9"/>
    </style:style>
    <style:style style:name="T14" style:family="text">
      <style:text-properties style:text-position="0% 100%" officeooo:rsid="001cfad9"/>
    </style:style>
    <style:style style:name="T15" style:family="text">
      <style:text-properties style:text-position="0% 100%" style:font-name="Times New Roman" officeooo:rsid="000a6ec7" style:font-name-complex="Times New Roman1" style:font-size-complex="12pt"/>
    </style:style>
    <style:style style:name="T16" style:family="text">
      <style:text-properties style:text-position="0% 100%" style:font-name="Times New Roman" fo:font-weight="normal" officeooo:rsid="000a6ec7" style:font-weight-asian="normal" style:font-name-complex="Times New Roman1" style:font-size-complex="12pt" style:font-weight-complex="normal"/>
    </style:style>
    <style:style style:name="T17" style:family="text">
      <style:text-properties style:text-position="0% 100%" style:font-name="Times New Roman" officeooo:rsid="000a6ec7"/>
    </style:style>
    <style:style style:name="T18" style:family="text">
      <style:text-properties officeooo:rsid="00aae680"/>
    </style:style>
    <style:style style:name="T19" style:family="text">
      <style:text-properties officeooo:rsid="00abf3b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ersonalized prediction of proliferation rates and fluxes in the Cancer Genome Atlas </text:p>
      <text:p text:style-name="Author_20_List"><text:span text:style-name="T14">Christian Diener</text:span><text:span text:style-name="T5">1</text:span>, <text:span text:style-name="T13">Osbaldo Resendis-Antonio</text:span><text:span text:style-name="T7">1,</text:span><text:span text:style-name="T5">2*</text:span></text:p>
      <text:p text:style-name="P3"><text:span text:style-name="T6">1</text:span><text:span text:style-name="T15">Instituto Nacional de Medicina Genómica (INMEGEN), Mexico City, Mexico</text:span></text:p>
      <text:p text:style-name="P4"><text:span text:style-name="T6">2</text:span><text:span text:style-name="T15">Coordinación de la Investigación Científica, Red de Apoyo a la Investigación, UNAM, Mexico City, Mexico</text:span></text:p>
      <text:p text:style-name="P3"><text:span text:style-name="T9">* Correspondence: <text:line-break/></text:span><text:span text:style-name="T16">Dr. Osbaldo Resendis-Antonio<text:line-break/></text:span><text:a xlink:type="simple" xlink:href="mailto:oresendis@inmegen.gob.mx" text:style-name="Internet_20_link" text:visited-style-name="Visited_20_Internet_20_Link"><text:span text:style-name="T16">oresendis@inmegen.gob.mx</text:span></text:a></text:p>
      <text:p text:style-name="P2">Keywords: <text:span text:style-name="T17">Systems Biology, Personalized Medicine, proliferation, flux balance analysis, TCGA, NCI60</text:span></text:p>
      <text:p text:style-name="Author_20_List">Abstract</text:p>
      <text:p text:style-name="Standard"><text:span text:style-name="T10">For full guidelines please refer to </text:span><text:a xlink:type="simple" xlink:href="http://www.frontiersin.org/about/AuthorGuidelines" text:style-name="Internet_20_link" text:visited-style-name="Visited_20_Internet_20_Link"><text:span text:style-name="T10">Author Guidelines</text:span></text:a></text:p>
      <text:p text:style-name="Standard"><text:span text:style-name="T10">As a primary goal, the abstract should render the general significance and conceptual advance of the work clearly accessible to a broad readership. References should not be cited in the abstract. Leave the Abstract empty if your article does not require one, please see the </text:span><text:a xlink:type="simple" xlink:href="http://www.frontiersin.org/about/AuthorGuidelines#SummaryTable" text:style-name="Internet_20_link" text:visited-style-name="Visited_20_Internet_20_Link"><text:span text:style-name="T10">Summary Table</text:span></text:a><text:span text:style-name="T10"> for full details.</text:span></text:p>
      <text:h text:style-name="P15" text:outline-level="1"/>
      <text:h text:style-name="P16" text:outline-level="1"><text:line-break/><text:lin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list xml:id="list5384153555957983151" text:style-name="WWNum17">
        <text:list-item>
          <text:h text:style-name="P18" text:outline-level="1">Introduction</text:h>
        </text:list-item>
      </text:list>
      <text:p text:style-name="P7">Cancer is very heterogeneous disease that manifests in a wide variety of geno- and phenotypes. There <text:s/>is no one treatment that works for any cancer types and even cancers of the same phenotype may show large genomic or metabolic differences. Due to this, there has been an ongoing effort to characterize the particular signatures of cancer in the genome and transcriptome. <text:s/>Two of the largest projects describing genomic and expression features of several cancers are the NCI60 and TCGA projects. Here, NCI60 comprises 60 cancer cell lines and their full genomic, proteomic and transcriptomic characterization. The Cancer Genome Atlas project had similar goals but for cancer samples from several thousand patients. Detailed studies of those data sets have revealed the variation inherited even within a singe cancer panel and provide great potential for detailed study of the genomic differences that drive the strong variability in cancer phenotypes. <text:s/></text:p>
      <text:p text:style-name="P7"><text:span text:style-name="T18">NCI60 a well as TCGA concentrate on genomic characterizations of distinct cancers which creates the challenge to connect those data to metabolism which itself is closely connected to the cancer phenotype by providing the macromolecules required for proliferation. Here, NCI60 has been characterized in more detail by providing the proliferation rates for the majority of the 60 cancer panels as well as by additional studies studying export fluxes of a large set of metabolites. Due to the inherent complications in measuring those quantities in patients TCGA rather includes clinical indicators but lacks biological characterizations of the cancer samples outside of genomic data. In particular, TCGA lacks quantification of cancer proliferation. <text:s/></text:span></text:p>
      <text:p text:style-name="P7"><text:span text:style-name="T18">In general, inference of metabolic properties from genome data is a difficult task due to the many post-transcriptional regulation mechanisms involved in central carbon metabolism that are usually not captured by neither expression or proteomics data. Consequently, there have been many attempts to infer the metabolic state by computational methods. Here, flux balance analysis (FBA) is the most prominent one and has proven to be helpful in the reconstruction of cancer-specific metabolic models. There are several algorithms performing this task but they all aim to reconcile gene expression or proteome data with the presence of distinct biochemical reactions in the model in some way or another. The major limit to those models are the lack of metabolic information and the weak association between enzyme expression and metabolic fluxes. Due to this, many of the reconstruction methods use discretized enzyme expression values in order to exclude biochemical reactions with a lacking enzyme. This strategy has shown promising in predicting the metabolic capacities of several cancers. However, it has also been shown that knowledge of the associated proliferation rate will yield to an improvement of those predictions making it desirable to complement expression data with at least a limited set of fluxome data such as growth rates of measurements of key fluxes.</text:span></text:p>
      <text:p text:style-name="P7"><text:span text:style-name="T18">In this work we predict proliferation rates for more than 10.000 cancer samples in the Cancer Genome Atlas by training a machine learning model for proliferation on the NCI60 data set. We show that the predicted proliferation rates correspond well with clinical data and employ them to estimate the fluxes driving cancer proliferation for more than 2.000 samples from 9 different cancer panels. <text:s text:c="3"/></text:span></text:p>
      <text:p text:style-name="P8"/>
      <text:p text:style-name="P8"/>
      <text:p text:style-name="P8"/>
      <text:p text:style-name="P8"><text:soft-page-break/></text:p>
      <text:list xml:id="list140915028119184" text:continue-numbering="true" text:style-name="WWNum17">
        <text:list-item>
          <text:h text:style-name="P19" text:outline-level="1"><text:span text:style-name="T1">Data</text:span> and Methods</text:h>
        </text:list-item>
        <text:list-item>
          <text:h text:style-name="P17" text:outline-level="1">Results</text:h>
          <text:list>
            <text:list-item>
              <text:h text:style-name="P14" text:outline-level="2">About half of the gene signatures are stable across technologies and cell types</text:h>
            </text:list-item>
          </text:list>
        </text:list-item>
      </text:list>
      <text:p text:style-name="P12">One of the major challenges when studying two large data sets such as NCI60 and TCGA together is the conservation of gene expression across different technologies and cell types. <text:span text:style-name="T19">In the older NCI60 data set gene expression was measured by microarrays with the HuEx arrays being the most recent technlogy used. TCGA however mostly used RNASeq for the quantification of gene expression and provides microarray data for only a small subset of cancer panels . <text:s/></text:span></text:p>
      <text:list xml:id="list140915077210628" text:continue-numbering="true" text:style-name="WWNum17">
        <text:list-item>
          <text:list>
            <text:list-item>
              <text:h text:style-name="P13" text:outline-level="2">Expression interactions provide a strong predictor for cancer proliferation</text:h>
            </text:list-item>
            <text:list-item>
              <text:h text:style-name="P13" text:outline-level="2">The predicted proliferation rates are associated with clinical data</text:h>
            </text:list-item>
            <text:list-item>
              <text:h text:style-name="P13" text:outline-level="2">Flux analysis provides the metabolic liabilities of cancer</text:h>
            </text:list-item>
          </text:list>
        </text:list-item>
        <text:list-item>
          <text:h text:style-name="P17" text:outline-level="1">Discussion</text:h>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list xml:id="list140914403097992" text:continue-numbering="true" text:style-name="WWNum17">
        <text:list-item>
          <text:h text:style-name="P17" text:outline-level="1">Conflict of Interest</text:h>
        </text:list-item>
      </text:list>
      <text:p text:style-name="P10">The authors declare that the research was conducted in the absence of any commercial or financial relationships that could be construed as a potential conflict of interest.</text:p>
      <text:list xml:id="list140914306009179" text:continue-numbering="true" text:style-name="WWNum17">
        <text:list-item>
          <text:h text:style-name="P17" text:outline-level="1">Author Contributions</text:h>
        </text:list-item>
      </text:list>
      <text:p text:style-name="Standard"><text:span text:style-name="T11">The Author Contributions section is mandatory for all articles, including articles by sole authors. If an appropriate statement is not provided on submission, a standard one will be inserted during the production process. The Author Contributions statement must describe the contributions of individual authors referred to by their initials and, in doing so, all authors agree to be accountable for the content of the work.</text:span> Please see <text:a xlink:type="simple" xlink:href="http://home.frontiersin.org/about/author-guidelines#AuthorandContributors" text:style-name="Internet_20_link" text:visited-style-name="Visited_20_Internet_20_Link">here </text:a>for full authorship criteria.</text:p>
      <text:list xml:id="list140916241560689" text:continue-numbering="true" text:style-name="WWNum17">
        <text:list-item>
          <text:h text:style-name="P17" text:outline-level="1">Funding</text:h>
        </text:list-item>
      </text:list>
      <text:p text:style-name="P6">Details of all funding sources should be provided, including grant numbers if applicable. Please ensure to add all necessary funding information, as after publication this is no longer possible.</text:p>
      <text:list xml:id="list140914259786772" text:continue-numbering="true" text:style-name="WWNum17">
        <text:list-item>
          <text:h text:style-name="P17" text:outline-level="1">Acknowledgments</text:h>
        </text:list-item>
      </text:list>
      <text:p text:style-name="P11">This is a short text to acknowledge the contributions of specific colleagues, institutions, or agencies that aided the efforts of the authors. </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list xml:id="list140915778403269" text:continue-numbering="true" text:style-name="WWNum17">
        <text:list-item>
          <text:h text:style-name="P17" text:outline-level="1">Reference<text:span text:style-name="T1">s</text:span></text:h>
        </text:list-item>
        <text:list-item>
          <text:h text:style-name="P17" text:outline-level="1">Supplementary Material</text:h>
        </text:list-item>
      </text:list>
      <text:p text:style-name="Standard"><text:span text:style-name="T12">Supplementary Material should be uploaded separately on submission, if there are Supplementary Figures, please include the caption in the same file as the figure.</text:span><text:span text:style-name="T8"> Supplementary Material templates can be found in the Frontiers Word Templates file.</text:span></text:p>
      <text:p text:style-name="Standard"><text:span text:style-name="T8">Please see the</text:span><text:a xlink:type="simple" xlink:href="http://home.frontiersin.org/about/author-guidelines#SupplementaryMaterial" text:style-name="Internet_20_link" text:visited-style-name="Visited_20_Internet_20_Link"><text:span text:style-name="T8"> Supplementary Material section of the Author guidelines</text:span></text:a><text:span text:style-name="T8"> for details on the different file types accepted.</text:span></text:p>
      <text:list xml:id="list140914432296855" text:continue-numbering="true" text:style-name="WWNum17">
        <text:list-item>
          <text:h text:style-name="P17" text:outline-level="1">Figure Legend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libri"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libri"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665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margin-top="0.1665in" fo:margin-bottom="0.139in" loext:contextual-spacing="false"/>
      <style:text-properties fo:font-weight="bold" style:font-weight-asian="bold"/>
    </style:style>
    <style:style style:name="Heading_20_2" style:display-name="Heading 2" style:family="paragraph" style:parent-style-name="Heading_20_1" style:next-style-name="Standard" style:default-outline-level="2" style:class="text">
      <style:paragraph-properties fo:margin-top="0.1665in" fo:margin-bottom="0.139in" loext:contextual-spacing="false"/>
    </style:style>
    <style:style style:name="Heading_20_3" style:display-name="Heading 3" style:family="paragraph" style:parent-style-name="Standard" style:next-style-name="Standard" style:default-outline-level="3" style:class="text">
      <style:paragraph-properties fo:margin-top="0.028in" fo:margin-bottom="0.0835in" loext:contextual-spacing="false" fo:keep-together="always" fo:keep-with-next="always"/>
      <style:text-properties fo:font-weight="bold" style:font-name-asian="Calibri"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Heading_20_3" style:next-style-name="Standard" style:default-outline-level="4" style:class="text">
      <style:text-properties style:font-style-complex="italic"/>
    </style:style>
    <style:style style:name="Heading_20_5" style:display-name="Heading 5" style:family="paragraph" style:parent-style-name="Heading_20_4" style:next-style-name="Standard" style:default-outline-level="5" style:class="text"/>
    <style:style style:name="List_20_Paragraph" style:display-name="List Paragraph" style:family="paragraph" style:parent-style-name="Standard" style:default-outline-level="">
      <style:paragraph-properties fo:margin-left="0.9957in" fo:margin-right="0in" fo:margin-top="0.0835in" fo:margin-bottom="0.1665in" loext:contextual-spacing="true" fo:text-indent="-0.248in" style:auto-text-indent="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text:number-lines="false" text:line-number="0">
        <style:tab-stops>
          <style:tab-stop style:position="3.3638in" style:type="center"/>
          <style:tab-stop style:position="6.7283in" style:type="right"/>
        </style:tab-stops>
      </style:paragraph-properties>
      <style:text-properties fo:font-weight="bold" style:font-weight-asian="bold"/>
    </style:style>
    <style:style style:name="Footer" style:family="paragraph" style:parent-style-name="Standard" style:default-outline-level="" style:class="extra">
      <style:paragraph-properties fo:margin-top="0.0835in" fo:margin-bottom="0in" loext:contextual-spacing="false" text:number-lines="false" text:line-number="0">
        <style:tab-stops>
          <style:tab-stop style:position="3.3638in" style:type="center"/>
          <style:tab-stop style:position="6.7283in" style:type="right"/>
        </style:tab-stops>
      </style:paragraph-properties>
    </style:style>
    <style:style style:name="footnote_20_text" style:display-name="footnote text" style:family="paragraph" style:parent-style-name="Standard" style:default-outline-level="">
      <style:paragraph-properties fo:margin-top="0.0835in" fo:margin-bottom="0in" loext:contextual-spacing="false"/>
      <style:text-properties fo:font-size="10pt" style:font-size-asian="10pt" style:font-size-complex="10pt"/>
    </style:style>
    <style:style style:name="caption" style:family="paragraph" style:parent-style-name="Standard" style:default-outline-level="">
      <style:paragraph-properties fo:keep-with-next="always"/>
      <style:text-properties fo:font-weight="bold"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style:default-outline-level="">
      <style:paragraph-properties fo:margin-top="0.083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_20_text" style:display-name="endnote text" style:family="paragraph" style:parent-style-name="Standard" style:default-outline-level="">
      <style:paragraph-properties fo:margin-top="0.0835in" fo:margin-bottom="0in" loext:contextual-spacing="false"/>
      <style:text-properties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1665in" fo:margin-bottom="0.25in" loext:contextual-spacing="false" fo:text-align="center" style:justify-single-word="false" text:number-lines="false" text:line-number="0"/>
      <style:text-properties fo:font-size="16pt" fo:font-weight="bold" style:font-size-asian="16pt" style:font-weight-asian="bold" style:font-name-complex="Times New Roman1" style:font-family-complex="'Times New Roman'" style:font-family-generic-complex="system" style:font-pitch-complex="variable" style:font-size-complex="16pt"/>
    </style:style>
    <style:style style:name="Subtitle" style:family="paragraph" style:parent-style-name="Standard" style:next-style-name="Standard" style:default-outline-level="" style:class="chapter">
      <style:paragraph-properties fo:margin-top="0.1665in" fo:margin-bottom="0.1665in" loext:contextual-spacing="false"/>
      <style:text-properties fo:font-weight="bold" style:font-weight-asian="bold"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Author_20_List" style:display-name="Author List" style:family="paragraph" style:parent-style-name="Subtitle" style:next-style-name="Standard" style:default-outline-level=""/>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Footnote"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mbria1" style:font-family-asian="Cambria"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mbria1" style:font-family-asian="Cambria"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font-style-complex="italic"/>
    </style:style>
    <style:style style:name="Strong" style:family="text" style:parent-style-name="Default_20_Paragraph_20_Font">
      <style:text-properties style:font-name="Times New Roman" fo:font-family="'Times New Roman'" style:font-family-generic="roman" style:font-pitch="variable" fo:font-weight="bold" style:font-weight-asian="bold"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style>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ne_20_number" style:display-name="line number"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Title_20_Char" style:display-name="Title Char" style:family="text" style:parent-style-name="Default_20_Paragraph_20_Font">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Subtitle_20_Char" style:display-name="Subtitle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404040" style:font-name="Times New Roman" fo:font-family="'Times New Roman'" style:font-family-generic="roman" style:font-pitch="variable" fo:font-style="italic" style:font-style-asian="italic" style:font-style-complex="italic"/>
    </style:style>
    <style:style style:name="Intense_20_Emphasis" style:display-name="Intense Emphasis" style:family="text" style:parent-style-name="Default_20_Paragraph_20_Font">
      <style:text-properties fo:color="#00000a" style:font-name="Times New Roman" fo:font-family="'Times New Roman'" style:font-family-generic="roman" style:font-pitch="variable" fo:font-style="italic" style:font-style-asian="italic" style:font-style-complex="italic"/>
    </style:style>
    <style:style style:name="Quote_20_Char" style:display-name="Quote Char" style:family="text" style:parent-style-name="Default_20_Paragraph_20_Font">
      <style:text-properties fo:color="#404040" style:font-name="Times New Roman" fo:font-family="'Times New Roman'" style:font-family-generic="roman" style:font-pitch="variable" fo:font-size="12pt" fo:font-style="italic" style:font-size-asian="12pt" style:font-style-asian="italic" style:font-style-complex="italic"/>
    </style:style>
    <style:style style:name="Intense_20_Reference" style:display-name="Intense Reference" style:family="text" style:parent-style-name="Default_20_Paragraph_20_Font">
      <style:text-properties fo:font-variant="small-caps" fo:color="#00000a" fo:letter-spacing="0.0035in" fo:font-weight="bold" style:font-weight-asian="bold" style:font-weight-complex="bold"/>
    </style:style>
    <style:style style:name="Book_20_Title" style:display-name="Book Title" style:family="text" style:parent-style-name="Default_20_Paragraph_20_Font">
      <style:text-properties style:font-name="Times New Roman" fo:font-family="'Times New Roman'" style:font-family-generic="roman" style:font-pitch="variable" fo:letter-spacing="0.0035in" fo:font-style="italic" fo:font-weight="bold" style:font-style-asian="italic" style:font-weight-asian="bold" style:font-style-complex="italic" style:font-weight-complex="bold"/>
    </style:style>
    <style:style style:name="ListLabel_20_1" style:display-name="ListLabel 1" style:family="text">
      <style:text-properties fo:font-size="12pt" fo:font-style="normal" fo:font-weight="bold" style:font-size-asian="12pt" style:font-style-asian="normal"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size="12pt" fo:font-style="normal" fo:font-weight="bold" style:font-size-asian="12pt" style:font-style-asian="normal" style:font-weight-asian="bold"/>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fo:font-weight="bold" style:font-weight-asian="bold"/>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2"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style:num-format="1" text:display-levels="3">
        <style:list-level-properties text:list-level-position-and-space-mode="label-alignment">
          <style:list-level-label-alignment text:label-followed-by="listtab" text:list-tab-stop-position="0.3937in" fo:text-indent="-0.3937in" fo:margin-left="0.3937in"/>
        </style:list-level-properties>
      </text:outline-level-style>
      <text:outline-level-style text:level="4" style:num-format="1" text:display-levels="4">
        <style:list-level-properties text:list-level-position-and-space-mode="label-alignment">
          <style:list-level-label-alignment text:label-followed-by="listtab" text:list-tab-stop-position="0.3937in" fo:text-indent="-0.3937in" fo:margin-left="0.3937in"/>
        </style:list-level-properties>
      </text:outline-level-style>
      <text:outline-level-style text:level="5" style:num-format="1" text:display-levels="5">
        <style:list-level-properties text:list-level-position-and-space-mode="label-alignment">
          <style:list-level-label-alignment text:label-followed-by="listtab" text:list-tab-stop-position="0.3937in" fo:text-indent="-0.3937in" fo:margin-left="0.393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ListLabel_20_8"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2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format="1" text:display-levels="4">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format="1" text:display-levels="5">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937in" fo:margin-left="0.3937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937in" fo:margin-left="0.3937in"/>
        </style:list-level-properties>
      </text:list-level-style-number>
      <text:list-level-style-number text:level="4" style:num-format="1" text:display-levels="4">
        <style:list-level-properties text:list-level-position-and-space-mode="label-alignment">
          <style:list-level-label-alignment text:label-followed-by="listtab" fo:text-indent="-0.3937in" fo:margin-left="0.3937in"/>
        </style:list-level-properties>
      </text:list-level-style-number>
      <text:list-level-style-number text:level="5" style:num-format="1" text:display-levels="5">
        <style:list-level-properties text:list-level-position-and-space-mode="label-alignment">
          <style:list-level-label-alignment text:label-followed-by="listtab" fo:text-indent="-0.3937in" fo:margin-left="0.3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937in" fo:margin-left="0.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format="1" text:display-levels="4">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format="1" text:display-levels="5">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3937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paragraph-rsid="001e5254"/>
    </style:style>
    <style:style style:name="MP2" style:family="paragraph" style:parent-style-name="Frame_20_contents">
      <style:paragraph-properties fo:text-align="end" style:justify-single-word="false"/>
      <style:text-properties fo:color="#000000" fo:font-size="12pt" fo:font-weight="normal" officeooo:paragraph-rsid="00acd6ab" style:font-size-asian="12pt" style:font-weight-asian="normal" style:font-size-complex="12pt" style:font-weight-complex="normal"/>
    </style:style>
    <style:style style:name="MP3" style:family="paragraph" style:parent-style-name="Frame_20_contents">
      <style:paragraph-properties fo:text-align="start" style:justify-single-word="false"/>
      <style:text-properties fo:color="#c00000" officeooo:paragraph-rsid="00acd6ab" style:font-size-complex="12pt"/>
    </style:style>
    <style:style style:name="MP4" style:family="paragraph" style:parent-style-name="Frame_20_contents">
      <style:paragraph-properties fo:text-align="end" style:justify-single-word="false"/>
      <style:text-properties fo:color="#c00000" officeooo:paragraph-rsid="00acd6ab" style:font-size-complex="12pt"/>
    </style:style>
    <style:style style:name="MT1" style:family="text">
      <style:text-properties officeooo:rsid="001e5254"/>
    </style:style>
    <style:style style:name="MT2"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1965in" fo:margin-bottom="0.3543in" fo:margin-left="0.8902in" fo:margin-right="0.820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37in" fo:margin-left="0in" fo:margin-right="0in" fo:margin-bottom="0.5543in" style:dynamic-spacing="true"/>
      </style:header-style>
      <style:footer-style>
        <style:header-footer-properties fo:min-height="0.4362in" fo:margin-left="0in" fo:margin-right="0in" fo:margin-top="0.396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1965in" fo:margin-bottom="0.7902in" fo:margin-left="0.8902in" fo:margin-right="0.820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37in" fo:margin-left="0in" fo:margin-right="0in" fo:margin-bottom="0.5543in" style:dynamic-spacing="true"/>
      </style:header-style>
      <style:footer-style>
        <style:header-footer-properties fo:min-height="0in" fo:margin-top="0.1965in"/>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span text:style-name="MT1">Proliferation rates in TCGA</text:span></text:p>
      </style:header>
      <style:header-left>
        <text:p text:style-name="Header"><text:tab/><text:tab/><text:span text:style-name="MT1">Proliferation rates in TCGA</text:span></text:p>
      </style:header-left>
      <style:footer>
        <text:p text:style-name="MP2"><text:page-number text:select-page="current">5</text:page-number></text:p>
      </style:footer>
      <style:footer-left>
        <text:p text:style-name="MP3">This is a provisional file, not the final typeset article</text:p>
        <text:p text:style-name="MP4"><text:span text:style-name="MT2"><text:page-number text:select-page="current">4</text:page-number></text:span></text:p>
      </style:footer-left>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Header"><draw:frame draw:style-name="Mfr1" draw:name="Image1" text:anchor-type="as-char" svg:width="1.5118in" svg:height="0.5437in" draw:z-index="0"><draw:image xlink:href="Pictures/1000000000000570000001F3AB7BE0BBA60039E7.jpg" xlink:type="simple" xlink:show="embed" xlink:actuate="onLoad"/><svg:desc>C:\Users\Elaine.Scott\Documents\LaTex\____TEST____Frontiers_LaTeX_Templates_V2.5\Frontiers LaTeX (Science, Health and Engineering) V2.5 - with Supplementary material (V1.2)\logo1.jpg</svg:desc></draw:frame><text:tab/></text:p>
      </style:header>
      <style:footer>
        <text:p text:style-name="Footer"/>
      </style:footer>
    </style:master-page>
    <style:master-page style:name="Converted3" style:page-layout-name="Mpm4"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print-date>2013-10-03T12:51:00</meta:print-date>
    <meta:creation-date>2016-04-06T12:03:40.744000209</meta:creation-date>
    <dc:date>2016-04-06T14:09:14.034867903</dc:date>
    <meta:editing-duration>PT47M46S</meta:editing-duration>
    <meta:generator>LibreOffice/5.1.1.3$Linux_X86_64 LibreOffice_project/10m0$Build-3</meta:generator>
    <meta:document-statistic meta:table-count="0" meta:image-count="1" meta:object-count="0" meta:page-count="5" meta:paragraph-count="42" meta:word-count="1017" meta:character-count="6693" meta:non-whitespace-character-count="57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rontiers_template.dotx" xlink:href=""/>
  </office:meta>
</office:document-meta>
</file>